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Tahoma, sans-serif"/>
    <style:font-face style:name="Lora" svg:font-family="Lora, serif"/>
    <style:font-face style:name="OpenSymbol" svg:font-family="OpenSymbol"/>
    <style:font-face style:name="Oswald" svg:font-family="Oswald, sans-serif"/>
    <style:font-face style:name="monospace" svg:font-family="monospace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800000" fo:font-size="16pt" style:font-size-asian="16pt" style:font-size-complex="16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#ffff00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.37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37cm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37cm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37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37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.37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7">
      <style:paragraph-properties fo:margin-left="0cm" fo:margin-right="0cm" fo:margin-top="0cm" fo:margin-bottom="0.37cm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.688cm" fo:orphans="2" fo:widows="2" fo:text-indent="0cm" style:auto-text-indent="false" fo:padding="0cm" fo:border="none"/>
      <style:text-properties fo:font-variant="normal" fo:text-transform="none" fo:color="#000000" style:font-name="Lora" fo:font-size="13.5pt" fo:letter-spacing="normal" fo:font-style="normal" fo:font-weight="normal"/>
    </style:style>
    <style:style style:name="P17" style:family="paragraph" style:parent-style-name="Text_20_body">
      <style:paragraph-properties fo:margin-top="0cm" fo:margin-bottom="0.37cm" fo:text-align="start" style:justify-single-word="false" fo:orphans="2" fo:widows="2" fo:padding="0cm" fo:border="none"/>
    </style:style>
    <style:style style:name="P18" style:family="paragraph" style:parent-style-name="Heading_20_3">
      <style:text-properties fo:font-variant="normal" fo:text-transform="none" fo:color="#000000" style:font-name="Oswald" fo:font-size="18pt" fo:letter-spacing="normal" fo:font-style="normal" fo:font-weight="normal"/>
    </style:style>
    <style:style style:name="T1" style:family="text">
      <style:text-properties fo:color="#ff0000" fo:font-weight="bold"/>
    </style:style>
    <style:style style:name="T2" style:family="text">
      <style:text-properties fo:font-variant="normal" fo:text-transform="none" fo:color="#ff0000" style:font-name="Helvetica" fo:font-size="30pt" fo:letter-spacing="-0.026cm" fo:font-style="normal" fo:font-weight="bold"/>
    </style:style>
    <style:style style:name="T3" style:family="text">
      <style:text-properties fo:font-variant="normal" fo:text-transform="none" fo:color="#333333" style:font-name="Helvetica" fo:font-size="10.5pt" fo:letter-spacing="normal" fo:font-style="normal" fo:font-weight="bold"/>
    </style:style>
    <style:style style:name="T4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monospace" fo:font-size="10.5pt" fo:letter-spacing="normal" fo:font-style="normal" fo:font-weight="bold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bold"/>
    </style:style>
    <style:style style:name="T7" style:family="text">
      <style:text-properties fo:font-variant="normal" fo:text-transform="none" fo:color="#000000" style:font-name="Helvetica" fo:font-size="10.5pt" fo:letter-spacing="normal" fo:font-style="normal" fo:font-weight="bold"/>
    </style:style>
    <style:style style:name="T8" style:family="text">
      <style:text-properties fo:font-variant="normal" fo:text-transform="none" fo:color="#000000" style:font-name="Lora" fo:font-size="13.5pt" fo:letter-spacing="normal" fo:font-style="normal" fo:font-weight="normal"/>
    </style:style>
    <style:style style:name="T9" style:family="text">
      <style:text-properties fo:color="#000000"/>
    </style:style>
    <style:style style:name="T10" style:family="text">
      <style:text-properties fo:color="#000000" fo:background-color="#ffff00"/>
    </style:style>
    <style:style style:name="T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4" style:family="text">
      <style:text-properties fo:color="#6a3e3e"/>
    </style:style>
    <style:style style:name="T15" style:family="text">
      <style:text-properties fo:color="#6a3e3e" fo:background-color="#ffff00"/>
    </style:style>
    <style:style style:name="T16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2a00ff"/>
    </style:style>
    <style:style style:name="T18" style:family="text">
      <style:text-properties fo:color="#2a00ff" fo:background-color="#ffff00"/>
    </style:style>
    <text:list-style style:name="L1">
      <text:list-level-style-bullet text:level="1" text:style-name="Bullet_20_Symbols" style:num-suffix="." text:bullet-char="•">
        <style:list-level-properties text:space-before="0.95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95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95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95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95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95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95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Elemento accesible desde un servlet:</text:p>
      <text:p text:style-name="P2">contexto de la aplicación</text:p>
      <text:p text:style-name="Standard">una aplicación está constituida generalmente por varios servlet, varias paginas jsp, varias paginas html y otros recursos, el servidor de aplicaciones los agrupa en un contenedor llamado contexto de la aplicación.</text:p>
      <text:p text:style-name="Standard">Este contexto se representa mediante una instancia de clase que implementa la interface ServletContext, esta interfaz es accesible desde un servlet o una pg jsp mediante el método getServletContext</text:p>
      <text:h text:style-name="P18" text:outline-level="3">ServletContext</text:h>
      <text:p text:style-name="P16">El ServletContext como su nombre indica permite acceder a un Servlet a la información de su Contexto o dicho de otra manera a la información asociada con la propia Aplicación y que es común a todos los Servlets que despleguemos dentro de esa aplicación.</text:p>
      <text:p text:style-name="Text_20_body"><text:span text:style-name="T8">El objeto ServletContext que pertenece al Standard de JEE y <text:s/>por lo tanto todos los servidores lo incorporan accede a parte de la información de este otro objeto. Información que en muchos casos es critica para los desarrolladores.</text:span> </text:p>
      <text:p text:style-name="Text_20_body"/>
      <text:p text:style-name="Text_20_body">Ej</text:p>
      <text:p text:style-name="P3"><text:span text:style-name="T12">protected</text:span><text:span text:style-name="T9"> </text:span><text:span text:style-name="T12">void</text:span><text:span text:style-name="T9"> doGet(HttpServletRequest </text:span><text:span text:style-name="T14">request</text:span><text:span text:style-name="T9">, HttpServletResponse </text:span><text:span text:style-name="T14">response</text:span><text:span text:style-name="T9">) </text:span><text:span text:style-name="T12">throws</text:span><text:span text:style-name="T9"> ServletException, IOException {</text:span></text:p>
      <text:p text:style-name="P3"><text:span text:style-name="T9"><text:tab/><text:tab/>PrintWriter </text:span><text:span text:style-name="T14">out</text:span><text:span text:style-name="T9">= </text:span><text:span text:style-name="T14">response</text:span><text:span text:style-name="T9">.getWriter();</text:span></text:p>
      <text:p text:style-name="P3"><text:span text:style-name="T9"><text:tab/><text:tab/></text:span><text:span text:style-name="T10">ServletContext </text:span><text:span text:style-name="T15">contexto</text:span><text:span text:style-name="T10">=</text:span><text:span text:style-name="T15">request</text:span><text:span text:style-name="T10">.getServletContext();</text:span></text:p>
      <text:p text:style-name="P4"><text:span text:style-name="T9"><text:tab/><text:tab/> File </text:span><text:span text:style-name="T14">f</text:span><text:span text:style-name="T9">= </text:span><text:span text:style-name="T12">new</text:span><text:span text:style-name="T9"> File(</text:span><text:span text:style-name="T14">contexto</text:span><text:span text:style-name="T9">.getRealPath(</text:span><text:span text:style-name="T17">"fichero.txt"</text:span><text:span text:style-name="T9">));</text:span></text:p>
      <text:p text:style-name="P3"><text:span text:style-name="T9"><text:tab/><text:tab/>BufferedReader </text:span><text:span text:style-name="T14">lectorCadenas</text:span><text:span text:style-name="T9">= </text:span><text:span text:style-name="T12">new</text:span><text:span text:style-name="T9"> BufferedReader(</text:span><text:span text:style-name="T12">new</text:span><text:span text:style-name="T9"> FileReader(</text:span><text:span text:style-name="T14">f</text:span><text:span text:style-name="T9">));</text:span></text:p>
      <text:p text:style-name="P3"><text:span text:style-name="T9"><text:tab/><text:tab/> String </text:span><text:span text:style-name="T14">mensaje</text:span><text:span text:style-name="T9">=</text:span><text:span text:style-name="T14">lectorCadenas</text:span><text:span text:style-name="T9">.readLine();</text:span></text:p>
      <text:p text:style-name="P3"><text:span text:style-name="T9"><text:tab/><text:tab/> </text:span><text:span text:style-name="T14">lectorCadenas</text:span><text:span text:style-name="T9">.close();</text:span></text:p>
      <text:p text:style-name="P3"><text:span text:style-name="T9"><text:tab/><text:tab/> </text:span><text:span text:style-name="T12">try</text:span><text:span text:style-name="T9">{</text:span></text:p>
      <text:p text:style-name="P3"><text:span text:style-name="T9"><text:tab/><text:tab/><text:tab/><text:tab/></text:span><text:span text:style-name="T14">out</text:span><text:span text:style-name="T9">.println(</text:span><text:span text:style-name="T17">"&lt;html&gt;"</text:span><text:span text:style-name="T9">);</text:span></text:p>
      <text:p text:style-name="P3"><text:span text:style-name="T9"><text:tab/><text:tab/><text:tab/><text:tab/></text:span><text:span text:style-name="T14">out</text:span><text:span text:style-name="T9">.println(</text:span><text:span text:style-name="T17">"&lt;head&gt;"</text:span><text:span text:style-name="T9">);</text:span></text:p>
      <text:p text:style-name="P3"><text:span text:style-name="T9"><text:tab/><text:tab/><text:tab/><text:tab/></text:span><text:span text:style-name="T14">out</text:span><text:span text:style-name="T9">.println(</text:span><text:span text:style-name="T17">"&lt;title&gt; info&lt;/title&gt;"</text:span><text:span text:style-name="T9">);</text:span></text:p>
      <text:p text:style-name="P3"><text:span text:style-name="T9"><text:tab/><text:tab/><text:tab/><text:tab/></text:span><text:span text:style-name="T14">out</text:span><text:span text:style-name="T9">.println(</text:span><text:span text:style-name="T17">"&lt;/head&gt;"</text:span><text:span text:style-name="T9">);</text:span></text:p>
      <text:p text:style-name="P3"><text:span text:style-name="T9"><text:tab/><text:tab/><text:tab/><text:tab/></text:span><text:span text:style-name="T14">out</text:span><text:span text:style-name="T9">.println(</text:span><text:span text:style-name="T17">"&lt;body&gt;"</text:span><text:span text:style-name="T9">);</text:span></text:p>
      <text:p text:style-name="P3"><text:span text:style-name="T9"><text:tab/><text:tab/><text:tab/><text:tab/></text:span><text:span text:style-name="T14">out</text:span><text:span text:style-name="T9">.println(</text:span><text:span text:style-name="T14">p</text:span><text:span text:style-name="T9">);</text:span></text:p>
      <text:p text:style-name="P3"><text:span text:style-name="T9"><text:tab/><text:tab/><text:tab/><text:tab/></text:span><text:span text:style-name="T14">out</text:span><text:span text:style-name="T9">.print(</text:span><text:span text:style-name="T14">mensaje</text:span><text:span text:style-name="T9">);</text:span></text:p>
      <text:p text:style-name="P5"><text:tab/><text:tab/> </text:p>
      <text:p text:style-name="P3"><text:span text:style-name="T9"><text:tab/><text:tab/><text:tab/><text:tab/></text:span><text:span text:style-name="T14">out</text:span><text:span text:style-name="T9">.println(</text:span><text:span text:style-name="T17">"&lt;/body&gt;"</text:span><text:span text:style-name="T9">);</text:span></text:p>
      <text:p text:style-name="P3"><text:span text:style-name="T9"><text:tab/><text:tab/><text:tab/><text:tab/></text:span><text:span text:style-name="T14">out</text:span><text:span text:style-name="T9">.println(</text:span><text:span text:style-name="T17">"&lt;/html&gt;"</text:span><text:span text:style-name="T9">);</text:span></text:p>
      <text:p text:style-name="P5"><text:tab/><text:tab/><text:tab/><text:tab/></text:p>
      <text:p text:style-name="P5"><text:tab/><text:tab/><text:tab/><text:tab/></text:p>
      <text:p text:style-name="P5"><text:tab/><text:tab/><text:tab/>}</text:p>
      <text:p text:style-name="P3"><text:span text:style-name="T9"><text:tab/><text:tab/></text:span><text:span text:style-name="T12">finally</text:span><text:span text:style-name="T9"> {</text:span></text:p>
      <text:p text:style-name="P3"><text:span text:style-name="T9"><text:tab/><text:tab/><text:tab/></text:span><text:span text:style-name="T14">out</text:span><text:span text:style-name="T9">.close();</text:span></text:p>
      <text:p text:style-name="P5"><text:tab/><text:tab/>}</text:p>
      <text:p text:style-name="P5"><text:tab/>}</text:p>
      <text:p text:style-name="Text_20_body"/>
      <text:p text:style-name="Text_20_body"/>
      <text:p text:style-name="Text_20_body"><text:line-break/><text:soft-page-break/>La escritura de un fichero es diferente (desarrollo /producción) porque en desarrollo no tenemos el fichero en el servidor , lo tenemos en nuestro propio disco.</text:p>
      <text:p text:style-name="Text_20_body"/>
      <text:p text:style-name="P3"><text:span text:style-name="T9">ServletContext </text:span><text:span text:style-name="T14">contexto</text:span><text:span text:style-name="T9">=</text:span><text:span text:style-name="T14">request</text:span><text:span text:style-name="T9">.getServletContext();</text:span></text:p>
      <text:p text:style-name="P3"><text:span text:style-name="T9"><text:tab/><text:tab/></text:span><text:span text:style-name="T10">String </text:span><text:span text:style-name="T15">fichero</text:span><text:span text:style-name="T10">=</text:span><text:span text:style-name="T18">"\\WebContent\\f1.txt"</text:span><text:span text:style-name="T10">;</text:span></text:p>
      <text:p text:style-name="P3"><text:span text:style-name="T9"><text:tab/><text:tab/>String </text:span><text:span text:style-name="T14">pathRelativo</text:span><text:span text:style-name="T9">=</text:span><text:span text:style-name="T14">request</text:span><text:span text:style-name="T9">.getContextPath();</text:span></text:p>
      <text:p text:style-name="P3"><text:span text:style-name="T9"><text:tab/><text:tab/>String </text:span><text:span text:style-name="T14">pathReal</text:span><text:span text:style-name="T9"> = </text:span><text:span text:style-name="T14">contexto</text:span><text:span text:style-name="T9">.getRealPath(</text:span><text:span text:style-name="T17">"fichero"</text:span><text:span text:style-name="T9">);</text:span></text:p>
      <text:p text:style-name="P3"><text:span text:style-name="T9"><text:tab/><text:tab/>String </text:span><text:span text:style-name="T14">pathAutenticoDisco</text:span><text:span text:style-name="T9">=</text:span><text:span text:style-name="T14">pathReal</text:span><text:span text:style-name="T9">.substring(0,</text:span><text:span text:style-name="T14">pathReal</text:span><text:span text:style-name="T9">.indexOf(</text:span><text:span text:style-name="T17">'.'</text:span><text:span text:style-name="T9">))+</text:span><text:span text:style-name="T14">pathRelativo</text:span><text:span text:style-name="T9">.substring(1)+</text:span><text:span text:style-name="T14">fichero</text:span><text:span text:style-name="T9">;</text:span></text:p>
      <text:p text:style-name="P6"><text:span text:style-name="T11"><text:tab/><text:tab/>Archivo </text:span><text:span text:style-name="T16">a</text:span><text:span text:style-name="T11">=</text:span><text:span text:style-name="T13">new</text:span><text:span text:style-name="T11"> Archivo(</text:span><text:span text:style-name="T16">pathAutenticoDisco</text:span><text:span text:style-name="T11">);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Tahoma, sans-serif"/>
    <style:font-face style:name="Lora" svg:font-family="Lora, serif"/>
    <style:font-face style:name="OpenSymbol" svg:font-family="OpenSymbol"/>
    <style:font-face style:name="Oswald" svg:font-family="Oswald, sans-serif"/>
    <style:font-face style:name="monospace" svg:font-family="monospace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1T12:58:55.44</meta:creation-date>
    <dc:date>2019-11-11T18:09:27.09</dc:date>
    <meta:editing-duration>PT39M41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40" meta:word-count="238" meta:character-count="2174"/>
  </office:meta>
</office:document-meta>
</file>